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modern" style:font-pitch="fixed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DejaVu Sans Mono" svg:font-family="DejaVu Sans Mono" style:font-family-generic="modern" style:font-pitch="fixed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1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 fo:background-color="#FFFFFF"/>
    </style:style>
    <style:style style:name="T3" style:parent-style-name="Car.predefinitoparagrafo" style:family="text">
      <style:text-properties fo:background-color="#FFFFFF"/>
    </style:style>
    <style:style style:name="T4" style:parent-style-name="Car.predefinitoparagrafo" style:family="text">
      <style:text-properties fo:background-color="#FFFFFF"/>
    </style:style>
    <style:style style:name="T5" style:parent-style-name="Car.predefinitoparagrafo" style:family="text">
      <style:text-properties fo:background-color="#FFFFFF"/>
    </style:style>
    <style:style style:name="P6" style:parent-style-name="Standard" style:family="paragraph">
      <style:paragraph-properties fo:text-align="center" fo:background-color="#FFFFFF"/>
    </style:style>
    <style:style style:name="T7" style:parent-style-name="Car.predefinitoparagrafo" style:family="text">
      <style:text-properties fo:background-color="#FFFFFF"/>
    </style:style>
    <style:style style:name="T8" style:parent-style-name="Car.predefinitoparagrafo" style:family="text">
      <style:text-properties fo:background-color="#FFFFFF"/>
    </style:style>
    <style:style style:name="T9" style:parent-style-name="Car.predefinitoparagrafo" style:family="text">
      <style:text-properties fo:background-color="#FFFFFF"/>
    </style:style>
    <style:style style:name="T10" style:parent-style-name="Car.predefinitoparagrafo" style:family="text">
      <style:text-properties fo:background-color="#FFFFFF"/>
    </style:style>
    <style:style style:name="T11" style:parent-style-name="Car.predefinitoparagrafo" style:family="text">
      <style:text-properties fo:font-style="italic" style:font-style-asian="italic" style:font-style-complex="italic"/>
    </style:style>
    <style:style style:name="T12" style:parent-style-name="Car.predefinitoparagrafo" style:family="text">
      <style:text-properties fo:font-style="italic" style:font-style-asian="italic" style:font-style-complex="italic"/>
    </style:style>
    <style:style style:name="T13" style:parent-style-name="Car.predefinitoparagrafo" style:family="text">
      <style:text-properties fo:font-style="italic" style:font-style-asian="italic" style:font-style-complex="italic"/>
    </style:style>
    <style:style style:name="T14" style:parent-style-name="Car.predefinitoparagrafo" style:family="text">
      <style:text-properties fo:font-style="italic" style:font-style-asian="italic" style:font-style-complex="italic"/>
    </style:style>
    <style:style style:name="T15" style:parent-style-name="Car.predefinitoparagrafo" style:family="text">
      <style:text-properties fo:font-style="italic" style:font-style-asian="italic" style:font-style-complex="italic"/>
    </style:style>
    <style:style style:name="T16" style:parent-style-name="Car.predefinitoparagrafo" style:family="text">
      <style:text-properties fo:font-style="italic" style:font-style-asian="italic" style:font-style-complex="italic"/>
    </style:style>
    <style:style style:name="T17" style:parent-style-name="Car.predefinitoparagrafo" style:family="text">
      <style:text-properties fo:font-style="italic" style:font-style-asian="italic" style:font-style-complex="italic"/>
    </style:style>
    <style:style style:name="T18" style:parent-style-name="Car.predefinitoparagrafo" style:family="text">
      <style:text-properties fo:font-style="italic" style:font-style-asian="italic" style:font-style-complex="italic"/>
    </style:style>
    <style:style style:name="T19" style:parent-style-name="Car.predefinitoparagrafo" style:family="text">
      <style:text-properties fo:font-style="italic" style:font-style-asian="italic" style:font-style-complex="italic"/>
    </style:style>
    <style:style style:name="T20" style:parent-style-name="Car.predefinitoparagrafo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Progetto<text:s/>di High Performance Computing 2017/2018</text:h>
      <text:p text:style-name="P2"><text:span text:style-name="T3">Riccardo Marchi</text:span>, matr.<text:s/><text:span text:style-name="T4">0000</text:span><text:span text:style-name="T5">753342</text:span></text:p>
      <text:p text:style-name="P6"><text:span text:style-name="T7">30</text:span><text:span text:style-name="T8">/</text:span><text:span text:style-name="T9">08</text:span><text:span text:style-name="T10">/2018</text:span></text:p>
      <text:p text:style-name="Standard"/>
      <text:h text:style-name="Titolo2" text:outline-level="2">Introduzione</text:h>
      <text:p text:style-name="Textbody">Questo documento contiene uno schema di massima della relazione da allegare al progetto del corso di High Performance Computing; la struttura proposta qui non deve necessariamente essere seguita scrupolosamente, sia per i contenuti che per la forma. L'unico vincolo tassativo è che la relazione deve avere lunghezza minore o uguale a 6 facciate in formato A4.</text:p>
      <text:p text:style-name="Textbody">Anche se questa non è una tesi di laurea, suggerisco di<text:s/>prendere visione delle regole di scrittura di una tesi presenti nella mia pagina Web (<text:a xlink:href="https://www.moreno.marzolla.name/wiki/doku.php?id=tesi:suggerimenti" office:target-frame-name="_top" xlink:show="replace">https://www.moreno.marzolla.name/wiki/doku.php?id=tesi:suggerimenti</text:a>). In pillole: (<text:span text:style-name="T11">i</text:span>) usare un correttore ortografico e rileggere ciò che si è scritto prima di consegnarlo; (<text:span text:style-name="T12">ii</text:span>) evitare anglicismi inutili (va bene usare termini tecnici come<text:s/><text:span text:style-name="T13">ghost cell</text:span>,<text:s/><text:span text:style-name="T14">speedup</text:span>,<text:s/><text:span text:style-name="T15">master</text:span>,<text:s/><text:span text:style-name="T16">thread</text:span>, ecc., mentre non va bene usare l'orrido “randomico”; di alcuni<text:s/>termini inglesi esiste una corrispondenza abbastanza naturale in italiano, che va usata: ad esempio,<text:s/><text:span text:style-name="T17">performance</text:span><text:s/>si deve tradurre con “prestazioni”) (<text:span text:style-name="T18">iii</text:span>) evitare frasi ridondanti e ampollose (“In questa relazione andremo a considerare quelli che sono...”); (<text:span text:style-name="T19">iv</text:span>) “perché” si scrive con l'accento acuto, “è” e “cioè” si scrivono con l'accento grave; (<text:span text:style-name="T20">v</text:span>) figure e tabelle vanno numerate e devono essere commentate nel testo.</text:p>
      <text:p text:style-name="Textbody">La sezione "Introduzione" conterrà una sintetica introduzione (indicativamente, 1-2 paragrafi) del lavoro che è stato svolto; non serve ripetere le specifiche del progetto.</text:p>
      <text:h text:style-name="Titolo2" text:outline-level="2">Implementazione del modello LtL con OpenMP</text:h>
      <text:p text:style-name="Textbody">Descrivere come il modello LtL è stato parallelizzato per sfruttare il parallelismo a memoria condivisa fornito da OpenMP; se serve è possibile aiutarsi con schemi/diagrammi. Descrivere le prestazioni della implementazione OpenMP in termini di scalabilità ed efficienza.</text:p>
      <text:h text:style-name="Titolo2" text:outline-level="2">Implementazione del modello LtL con MPI/CUDA</text:h>
      <text:p text:style-name="Textbody">Descrivere come il modello LtL è stato parallelizzato per sfruttare<text:s/>il parallelismo a memoria distribuita fornito da LtL, oppure il parallelismo massivo CUDA (solo uno dei due, a scelta). Discutere scalabilità ed efficienza della soluzione proposta.</text:p>
      <text:h text:style-name="Titolo2" text:outline-level="2">Conclusioni</text:h>
      <text:p text:style-name="Textbody">Eventuali conclusioni, discussione generale dei risultati, discussione generale sul modello ecc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modern" style:font-pitch="fixed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DejaVu Sans Mono" svg:font-family="DejaVu Sans Mono" style:font-family-generic="modern" style:font-pitch="fixed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1076in" fo:margin-bottom="0.0638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Zen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Sottotito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ttotitolo" style:display-name="Sottotito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ice" style:display-name="Codice" style:family="paragraph" style:parent-style-name="Textbody">
      <style:paragraph-properties fo:keep-with-next="always" fo:keep-together="always" fo:margin-bottom="0.0798in" fo:margin-left="0.4in">
        <style:tab-stops>
          <style:tab-stop style:type="left" style:position="0.3in"/>
          <style:tab-stop style:type="left" style:position="0.6in"/>
          <style:tab-stop style:type="left" style:position="0.9in"/>
          <style:tab-stop style:type="left" style:position="1.2in"/>
        </style:tab-stops>
      </style:paragraph-properties>
      <style:text-properties style:font-name="DejaVu Sans" style:font-name-asian="DejaVu Sans" style:font-name-complex="DejaVu Sans" fo:font-size="10.5pt" style:font-size-asian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DejaVu Sans Mono" style:font-name-asian="Droid Sans Fallback" style:font-name-complex="Lohit Hindi" fo:font-size="10.5pt" style:font-size-asian="10.5pt"/>
    </style:style>
    <style:style style:name="NumberingSymbols" style:display-name="Numbering Symbols" style:family="text"/>
    <style:style style:name="SourceText" style:display-name="Source Text" style:family="text">
      <style:text-properties style:font-name="DejaVu Sans Mono" style:font-name-asian="WenQuanYi Zen Hei Mono" style:font-name-complex="Lohit Hindi"/>
    </style:style>
    <style:style style:name="Enfasicorsivo" style:display-name="Enfasi (corsivo)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Liberation Mono" style:font-name-asian="Droid Sans Fallback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cardo</meta:initial-creator>
    <dc:creator>Riccardo Marchi</dc:creator>
    <meta:creation-date>2018-08-31T10:03:00Z</meta:creation-date>
    <dc:date>2018-08-31T10:03:00Z</dc:date>
    <meta:template xlink:href="Normal" xlink:type="simple"/>
    <meta:editing-cycles>2</meta:editing-cycles>
    <meta:editing-duration>PT0S</meta:editing-duration>
    <meta:document-statistic meta:page-count="1" meta:paragraph-count="4" meta:word-count="350" meta:character-count="2347" meta:row-count="16" meta:non-whitespace-character-count="2001"/>
  </office:meta>
</office:document-meta>
</file>